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0.11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0" style:family="table-cell" style:parent-style-name="Default">
      <style:table-cell-properties fo:background-color="transparent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1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1" style:family="table-cell" style:parent-style-name="Default" style:data-style-name="N0">
      <style:table-cell-properties fo:border-bottom="none" fo:background-color="#ffff9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3" style:family="table-cell" style:parent-style-name="Default">
      <style:text-properties style:font-name="Calibri"/>
    </style:style>
    <style:style style:name="ce24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6" style:family="table-cell" style:parent-style-name="Default" style:data-style-name="N0">
      <style:table-cell-properties style:vertical-align="middle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8" style:family="table-cell" style:parent-style-name="Default" style:data-style-name="N0">
      <style:table-cell-properties fo:background-color="transparent"/>
      <style:text-properties style:font-name="Calibri"/>
    </style:style>
    <style:style style:name="ce29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8"/>
        <table:table-column table:style-name="co5" table:default-cell-style-name="ce11"/>
        <table:table-column table:style-name="co6" table:default-cell-style-name="ce12"/>
        <table:table-column table:style-name="co7" table:default-cell-style-name="ce12"/>
        <table:table-column table:style-name="co7" table:default-cell-style-name="ce15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7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3" table:default-cell-style-name="ce17"/>
        <table:table-column table:style-name="co14" table:default-cell-style-name="ce12"/>
        <table:table-column table:style-name="co8" table:default-cell-style-name="ce12"/>
        <table:table-column table:style-name="co15" table:default-cell-style-name="ce17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ce12"/>
        <table:table-column table:style-name="co18" table:default-cell-style-name="ce17"/>
        <table:table-column table:style-name="co19" table:default-cell-style-name="ce17"/>
        <table:table-column table:style-name="co20" table:default-cell-style-name="ce12"/>
        <table:table-column table:style-name="co21" table:default-cell-style-name="ce8"/>
        <table:table-column table:style-name="co22" table:default-cell-style-name="ce12"/>
        <table:table-column table:style-name="co23" table:default-cell-style-name="ce8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4" table:number-columns-repeated="992" table:default-cell-style-name="ce24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7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4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7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7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1" office:value-type="string" calcext:value-type="string" table:number-columns-spanned="1" table:number-rows-spanned="2">
            <text:p>Support bobine</text:p>
          </table:table-cell>
          <table:table-cell/>
          <table:table-cell table:style-name="ce24"/>
          <table:table-cell table:number-columns-repeated="997"/>
        </table:table-row>
        <table:table-row table:style-name="ro1">
          <table:table-cell table:style-name="ce2" table:formula="of:=SUM([.A3:.A95])" office:value-type="float" office:value="489" calcext:value-type="float">
            <text:p>489</text:p>
          </table:table-cell>
          <table:table-cell table:style-name="ce2" table:formula="of:=SUM([.B3:.B95])" office:value-type="float" office:value="331.34" calcext:value-type="float">
            <text:p>331,34</text:p>
          </table:table-cell>
          <table:table-cell office:value-type="string" calcext:value-type="string">
            <text:p>Exemple Link</text:p>
          </table:table-cell>
          <table:table-cell table:style-name="ce7" office:value-type="string" calcext:value-type="string">
            <text:p>Item F 3.0</text:p>
          </table:table-cell>
          <table:table-cell table:formula="of:=SUM([.E3:.E117])" office:value-type="float" office:value="321.6" calcext:value-type="float">
            <text:p>321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table:style-name="ce19"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4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>
            <text:p>Motedis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8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Motedis</text:p>
          </table:table-cell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28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Motedis</text:p>
          </table:table-cell>
          <table:table-cell office:value-type="string" calcext:value-type="string">
            <text:p>M4 écrou-T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4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Motedis</text:p>
          </table:table-cell>
          <table:table-cell office:value-type="string" calcext:value-type="string">
            <text:p>Courroie GT2 6mm 600mm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Motedis</text:p>
          </table:table-cell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28" table:number-columns-repeated="990"/>
        </table:table-row>
        <table:table-row table:style-name="ro1">
          <table:table-cell office:value-type="float" office:value="20" calcext:value-type="float" table:number-columns-spanned="1" table:number-rows-spanned="17">
            <text:p>20</text:p>
          </table:table-cell>
          <table:table-cell table:style-name="ce6" office:value-type="float" office:value="10" calcext:value-type="float" table:number-columns-spanned="1" table:number-rows-spanned="17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4"/>
          <table:table-cell/>
          <table:table-cell table:style-name="ce24"/>
          <table:table-cell table:style-name="ce25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5"/>
          <table:table-cell table:style-name="ce22"/>
          <table:table-cell/>
          <table:table-cell table:style-name="ce25" table:number-columns-repeated="2"/>
          <table:table-cell/>
          <table:table-cell table:style-name="ce25"/>
          <table:table-cell table:style-name="ce8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5"/>
          <table:table-cell table:style-name="ce22"/>
          <table:table-cell/>
          <table:table-cell table:style-name="ce25" table:number-columns-repeated="2"/>
          <table:table-cell/>
          <table:table-cell table:style-name="ce25"/>
          <table:table-cell table:style-name="ce8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style-name="ce24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style-name="ce24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7" calcext:value-type="float">
            <text:p>7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ce25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table:style-name="ce24"/>
          <table:table-cell table:style-name="ce25"/>
          <table:table-cell table:style-name="ce8"/>
          <table:table-cell table:number-columns-repeated="3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2"/>
          <table:table-cell/>
          <table:table-cell table:style-name="ce25"/>
          <table:table-cell table:style-name="ce8" table:number-columns-repeated="2"/>
          <table:table-cell table:number-columns-repeated="2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6 CHC</text:p>
          </table:table-cell>
          <table:table-cell table:formula="of:=SUM([.F16:.Z16])" office:value-type="float" office:value="0" calcext:value-type="float">
            <text:p>0</text:p>
          </table:table-cell>
          <table:table-cell table:number-columns-repeated="21"/>
          <table:table-cell table:style-name="ce25"/>
          <table:table-cell table:style-name="ce22"/>
          <table:table-cell table:style-name="ce25" table:number-columns-repeated="2"/>
          <table:table-cell table:number-columns-repeated="4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7:.Z17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2"/>
          <table:table-cell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8:.Z18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5"/>
          <table:table-cell table:style-name="ce22"/>
          <table:table-cell table:style-name="ce25"/>
          <table:table-cell table:number-columns-repeated="5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9:.Z19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5"/>
          <table:table-cell table:number-columns-repeated="7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20:.Z20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1:.Z21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3:.Z2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4:.Z24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5"/>
          <table:table-cell/>
          <table:table-cell table:style-name="ce24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2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5:.Z25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ou RepRapWorld ou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4"/>
          <table:table-cell table:number-columns-repeated="995"/>
        </table:table-row>
        <table:table-row table:style-name="ro1">
          <table:table-cell office:value-type="float" office:value="70" calcext:value-type="float" table:number-columns-spanned="1" table:number-rows-spanned="19">
            <text:p>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otdigg</text:p>
          </table:table-cell>
          <table:table-cell office:value-type="string" calcext:value-type="string">
            <text:p>Cable 18 AWG Rouge 100mm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Noir 100mm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Vert 250mm</text:p>
          </table:table-cell>
          <table:table-cell table:formula="of:=SUM([.F29:.Z2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Rouge 250mm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Noir 250mm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moteur JST-Dupont 300mm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4"/>
          <table:table-cell table:style-name="ce10"/>
          <table:table-cell office:value-type="float" office:value="1" calcext:value-type="float">
            <text:p>1</text:p>
          </table:table-cell>
          <table:table-cell table:number-columns-repeated="15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moteur JST-Molex 700mm</text:p>
          </table:table-cell>
          <table:table-cell table:formula="of:=SUM([.F33:.Z33])"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000mm Dupont 2 pin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2"/>
          <table:table-cell table:number-columns-repeated="996"/>
        </table:table-row>
        <table:table-row table:style-name="ro3">
          <table:covered-table-cell/>
          <table:table-cell/>
          <table:table-cell office:value-type="string" calcext:value-type="string">
            <text:p>Robotdigg ou <text:a xlink:href="https://www.rs-particuliers.com/WebCatalog/Cable_De_Retention_Polythene_6mm_Dia-227974.aspx" xlink:type="simple">RS</text:a></text:p>
          </table:table-cell>
          <table:table-cell office:value-type="string" calcext:value-type="string">
            <text:p>Gaine Spiralée 1m</text:p>
          </table:table-cell>
          <table:table-cell table:formula="of:=SUM([.F35:.Z35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 ou RepRapWorld</text:p>
          </table:table-cell>
          <table:table-cell office:value-type="string" calcext:value-type="string">
            <text:p>Micro interrupteur à levier</text:p>
          </table:table-cell>
          <table:table-cell table:formula="of:=SUM([.F36:.Z36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Moteur nema14 HY0006 0.8A</text:p>
          </table:table-cell>
          <table:table-cell table:formula="of:=SUM([.F37:.Z37]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Moteur nema17 court ?A</text:p>
          </table:table-cell>
          <table:table-cell table:formula="of:=SUM([.F38:.Z38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Moteur nema17 HS3001 1.20A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3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olliers de serrage</text:p>
          </table:table-cell>
          <table:table-cell table:formula="of:=SUM([.F40:.Z40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Gaine Thermo 4.8-2.4mm 20 mm</text:p>
          </table:table-cell>
          <table:table-cell table:formula="of:=SUM([.F42:.Z42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0" table:number-columns-repeated="2"/>
          <table:table-cell table:style-name="ce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6"/>
          <table:table-cell table:style-name="ce22"/>
          <table:table-cell table:style-name="ce26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Roulement à bille 603ZZ</text:p>
          </table:table-cell>
          <table:table-cell table:formula="of:=SUM([.F43:.Z43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5"/>
          <table:table-cell table:number-columns-repeated="7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Roulement à bille 608ZZ</text:p>
          </table:table-cell>
          <table:table-cell table:formula="of:=SUM([.F44:.Z44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7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table:style-name="ce9" office:value-type="string" calcext:value-type="string">
            <text:p>Raccord MA12-04-M5 (sera remplacé)</text:p>
          </table:table-cell>
          <table:table-cell table:formula="of:=SUM([.F45:.Z4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 table:style-name="ce24"/>
          <table:table-cell table:number-columns-repeated="99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6:.Z46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4"/>
          <table:table-cell table:number-columns-repeated="99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7:.Z47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4"/>
          <table:table-cell table:number-columns-repeated="997"/>
        </table:table-row>
        <table:table-row table:style-name="ro1">
          <table:table-cell office:value-type="float" office:value="25" calcext:value-type="float" table:number-columns-spanned="1" table:number-rows-spanned="9">
            <text:p>25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1mm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5"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micro interrupteur à levier (3,5mm ?)</text:p>
          </table:table-cell>
          <table:table-cell table:formula="of:=SUM([.F49:.Z49])" office:value-type="float" office:value="0" calcext:value-type="float">
            <text:p>0</text:p>
          </table:table-cell>
          <table:table-cell table:number-columns-repeated="23"/>
          <table:table-cell table:style-name="ce24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50:.Z50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</text:p>
          </table:table-cell>
          <table:table-cell table:formula="of:=SUM([.F51:.Z51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Embase passe-cable 25x25x8m</text:p>
          </table:table-cell>
          <table:table-cell table:formula="of:=SUM([.F52:.Z52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 office:value-type="float" office:value="5" calcext:value-type="float">
            <text:p>5</text:p>
          </table:covered-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Ressort compression 751-483</text:p>
          </table:table-cell>
          <table:table-cell table:formula="of:=SUM([.F54:.Z54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6"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table:style-name="ce4" office:value-type="string" calcext:value-type="string">
            <text:p>RS</text:p>
          </table:table-cell>
          <table:table-cell office:value-type="string" calcext:value-type="string">
            <text:p>Ressort compression 751-584</text:p>
          </table:table-cell>
          <table:table-cell table:formula="of:=SUM([.F55:.Z5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4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7"/>
          <table:table-cell table:style-name="ce29" table:number-columns-repeated="99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S ?</text:p>
          </table:table-cell>
          <table:table-cell office:value-type="string" calcext:value-type="string">
            <text:p>Cordon alimentation EU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style-name="ce13" table:number-columns-repeated="20"/>
          <table:table-cell table:style-name="Default"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9:.Z5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8" table:number-columns-repeated="99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60:.Z6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8" table:number-columns-repeated="99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61:.Z61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4"/>
          <table:table-cell table:number-columns-repeated="99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62:.Z62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4"/>
          <table:table-cell table:number-columns-repeated="99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Turbine 30x30x10 mm BFBMA12</text:p>
          </table:table-cell>
          <table:table-cell table:formula="of:=SUM([.F63:.Z63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table:style-name="ce12"/>
          <table:table-cell/>
          <table:table-cell table:style-name="ce24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4"/>
          <table:table-cell table:style-name="ce7" office:value-type="string" calcext:value-type="string">
            <text:p>PIECES 3D</text:p>
          </table:table-cell>
          <table:table-cell table:number-columns-repeated="30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extérieure</text:p>
          </table:table-cell>
          <table:table-cell table:formula="of:=SUM([.F71:.Z7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8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in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apot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orps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levier</text:p>
          </table:table-cell>
          <table:table-cell table:formula="of:=SUM([.F75:.Z7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76:.Z76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A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8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B</text:p>
          </table:table-cell>
          <table:table-cell table:formula="of:=SUM([.F78:.Z7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8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gnon pour crémaillère</text:p>
          </table:table-cell>
          <table:table-cell table:formula="of:=SUM([.F79:.Z79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2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80:.Z80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table:style-name="ce9" office:value-type="string" calcext:value-type="string">
            <text:p>Support-bobine A (à trouver mieux)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table:style-name="ce9" office:value-type="string" calcext:value-type="string">
            <text:p>Support-bobine B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nema 14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table:style-name="ce9" office:value-type="string" calcext:value-type="string">
            <text:p>crémaillère nema 17 (à éprouver)</text:p>
          </table:table-cell>
          <table:table-cell table:formula="of:=SUM([.F86:.Z86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A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B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PIECES DECOUPEES</text:p>
          </table:table-cell>
          <table:table-cell table:number-columns-repeated="30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93:.Z9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number-columns-repeated="22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5:.Z95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8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 table:number-columns-repeated="4"/>
          <table:table-cell table:style-name="ce16"/>
          <table:table-cell table:style-name="ce10" table:number-columns-repeated="3"/>
          <table:table-cell table:style-name="ce18"/>
          <table:table-cell table:style-name="ce10" table:number-columns-repeated="3"/>
          <table:table-cell table:style-name="ce18"/>
          <table:table-cell table:style-name="ce10" table:number-columns-repeated="2"/>
          <table:table-cell table:style-name="ce18"/>
          <table:table-cell table:style-name="ce10" table:number-columns-repeated="4"/>
          <table:table-cell table:style-name="ce18" table:number-columns-repeated="2"/>
          <table:table-cell table:style-name="ce23" table:number-columns-repeated="999"/>
        </table:table-row>
        <table:table-row table:style-name="ro1">
          <table:table-cell table:number-columns-repeated="3"/>
          <table:table-cell table:style-name="ce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98]*[.E98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formula="of:=[.B99]*[.E99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formula="of:=[.B100]*[.E100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formula="of:=[.B101]*[.E101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formula="of:=[.B102]*[.E102]" office:value-type="float" office:value="0" calcext:value-type="float">
            <text:p>0</text:p>
          </table:table-cell>
          <table:table-cell/>
          <table:table-cell office:value-type="string" calcext:value-type="string">
            <text:p>RS ou e3D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2">
          <table:table-cell table:formula="of:=[.B103]*[.E103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table:number-columns-repeated="31"/>
          <table:table-cell table:style-name="ce29" table:number-columns-repeated="990"/>
        </table:table-row>
        <table:table-row table:style-name="ro1">
          <table:table-cell table:number-columns-repeated="3"/>
          <table:table-cell table:style-name="ce7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4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ttps://rs-particuliers.com/WebCatalog/Multimetre_numerique__RS_Pro_RS14__10A_ac__600V_ac__600_V_ac_dc__1000_V-1231938.aspx" xlink:type="simple">RS</text:a></text:p>
          </table:table-cell>
          <table:table-cell office:value-type="string" calcext:value-type="string">
            <text:p>Multimètre avec thermocoup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liexpress STIME COOLING</text:p>
          </table:table-cell>
          <table:table-cell office:value-type="string" calcext:value-type="string">
            <text:p>pâte thermiq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8m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3m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ine tressée fendue 1m</text:p>
          </table:table-cell>
          <table:table-cell table:number-columns-repeated="22"/>
          <table:table-cell table:style-name="ce26"/>
          <table:table-cell table:style-name="ce22"/>
          <table:table-cell table:style-name="ce26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Chaîne porte-câb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24"/>
          <table:table-cell table:number-columns-repeated="997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mouser.com/Search/ProductDetail.aspx?R=AL03006-58.2K-97-G1virtualkey52710000virtualkey527-AL3006-100K" xlink:type="simple">mouser</text:a></text:p>
          </table:table-cell>
          <table:table-cell office:value-type="string" calcext:value-type="string">
            <text:p>100k thermistor</text:p>
          </table:table-cell>
          <table:table-cell table:number-columns-repeated="1020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16:29:34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0-15T18:04:27.547000000</dc:date>
    <meta:print-date>2015-08-14T12:58:27Z</meta:print-date>
    <meta:editing-duration>PT13H36M55S</meta:editing-duration>
    <meta:editing-cycles>46</meta:editing-cycles>
    <meta:document-statistic meta:table-count="1" meta:cell-count="480" meta:object-count="0"/>
  </office:meta>
</office:document-meta>
</file>